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A783D44138E667A5.png" manifest:media-type="image/png"/>
  <manifest:file-entry manifest:full-path="Pictures/1000000000000500000004005DC537ACF5BFF7FD.png" manifest:media-type="image/png"/>
  <manifest:file-entry manifest:full-path="Pictures/1000000000000500000004007DB847FC4F715F43.png" manifest:media-type="image/png"/>
  <manifest:file-entry manifest:full-path="Pictures/100000000000050000000400C2EBDB9D735C39D0.png" manifest:media-type="image/png"/>
  <manifest:file-entry manifest:full-path="Pictures/10000000000005000000040003E1CDD2D32BF94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5.525cm, 9.27cm, 5.527cm, 9.443cm)" draw:image-opacity="100%" style:mirror="non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7.664cm, 9.804cm, 5.523cm, 10.692cm)" draw:image-opacity="100%" style:mirror="non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5.113cm, 9.238cm, 5.757cm, 10.724cm)" draw:image-opacity="100%" style:mirror="non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3.743cm, 25.131cm, 12.475cm, 0cm)" draw:image-opacity="100%" style:mirror="none"/>
    </style:style>
    <style:style style:name="gr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7.129cm, 1.605cm, 6.415cm, 11.583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8.5cm" svg:height="8.997cm" svg:x="1.8cm" svg:y="11.203cm">
          <draw:image xlink:href="Pictures/100000000000050000000400C2EBDB9D735C39D0.png" xlink:type="simple" xlink:show="embed" xlink:actuate="onLoad">
            <text:p/>
          </draw:image>
        </draw:frame>
        <draw:frame draw:style-name="gr2" draw:text-style-name="P1" draw:layer="layout" svg:width="7.499cm" svg:height="7.799cm" svg:x="11.501cm" svg:y="11.501cm">
          <draw:image xlink:href="Pictures/1000000000000500000004007DB847FC4F715F43.png" xlink:type="simple" xlink:show="embed" xlink:actuate="onLoad">
            <text:p/>
          </draw:image>
        </draw:frame>
        <draw:frame draw:style-name="gr3" draw:text-style-name="P1" draw:layer="layout" svg:width="7.799cm" svg:height="9.099cm" svg:x="11.201cm" svg:y="1.3cm">
          <draw:image xlink:href="Pictures/10000000000005000000040003E1CDD2D32BF948.png" xlink:type="simple" xlink:show="embed" xlink:actuate="onLoad">
            <text:p/>
          </draw:image>
        </draw:frame>
        <draw:frame draw:style-name="gr4" draw:text-style-name="P1" draw:layer="layout" svg:width="4.899cm" svg:height="6.099cm" svg:x="2.4cm" svg:y="1.701cm">
          <draw:image xlink:href="Pictures/1000000000000500000004005DC537ACF5BFF7FD.png" xlink:type="simple" xlink:show="embed" xlink:actuate="onLoad">
            <text:p/>
          </draw:image>
        </draw:frame>
        <draw:frame draw:style-name="gr5" draw:text-style-name="P1" draw:layer="layout" svg:width="11.599cm" svg:height="7.599cm" svg:x="4.9cm" svg:y="20.601cm">
          <draw:image xlink:href="Pictures/100000000000050000000400A783D44138E667A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2:29:55.159000000</meta:creation-date>
    <dc:date>2018-02-08T12:33:56.195000000</dc:date>
    <meta:editing-duration>PT4M8S</meta:editing-duration>
    <meta:editing-cycles>1</meta:editing-cycles>
    <meta:document-statistic meta:object-count="5"/>
    <meta:generator>LibreOffice/5.4.3.2$Windows_X86_64 LibreOffice_project/92a7159f7e4af62137622921e809f8546db437e5</meta:generator>
  </office:meta>
</office:document-meta>
</file>